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85pt"/>
    </style:style>
    <style:style style:name="co2" style:family="table-column">
      <style:table-column-properties fo:break-before="auto" style:column-width="76.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" table:style-name="ta1">
        <table:shapes>
          <draw:frame draw:z-index="0" draw:style-name="gr1" draw:text-style-name="P1" svg:width="453.57pt" svg:height="254.86pt" svg:x="157.44pt" svg:y="209.31pt">
            <loext:p draw:notify-on-update-of-ranges="out.A1:out.A8 out.B1:out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3.240126994" calcext:value-type="float">
            <text:p>453.2401269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0.206574367" calcext:value-type="float">
            <text:p>510.2065743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5.039796133" calcext:value-type="float">
            <text:p>665.0397961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77.045126832" calcext:value-type="float">
            <text:p>877.0451268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5.80263864" calcext:value-type="float">
            <text:p>1105.802638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24.85032191" calcext:value-type="float">
            <text:p>1424.850321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16.57470853" calcext:value-type="float">
            <text:p>1816.574708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83.41795651" calcext:value-type="float">
            <text:p>2283.417956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2T19:40:43.837156178</dc:date>
    <meta:editing-duration>PT2M44S</meta:editing-duration>
    <meta:editing-cycles>1</meta:editing-cycles>
    <meta:document-statistic meta:table-count="1" meta:cell-count="1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8.992cm" xlink:href=".." xlink:type="simple" chart:class="chart:scatter" chart:style-name="ch1">
        <chart:legend chart:legend-position="end" svg:x="13.084cm" svg:y="4.197cm" style:legend-expansion="high" chart:style-name="ch2"/>
        <chart:plot-area chart:style-name="ch3" table:cell-range-address="out.A1:out.B8" svg:x="1.318cm" svg:y="0.179cm" svg:width="11.446cm" svg:height="7.666cm">
          <chartooo:coordinate-region svg:x="2.363cm" svg:y="0.378cm" svg:width="10.201cm" svg:height="6.82cm"/>
          <chart:axis chart:dimension="x" chart:name="primary-x" chart:style-name="ch4">
            <chart:title svg:x="5.767cm" svg:y="8.025cm" chart:style-name="ch5">
              <text:p>Number of Topics</text:p>
            </chart:title>
          </chart:axis>
          <chart:axis chart:dimension="y" chart:name="primary-y" chart:style-name="ch4">
            <chart:title svg:x="0.451cm" svg:y="4.757cm" chart:style-name="ch6">
              <text:p>Preplexity</text:p>
            </chart:title>
            <chart:grid chart:style-name="ch7" chart:class="major"/>
          </chart:axis>
          <chart:series chart:style-name="ch8" chart:values-cell-range-address="out.B1:out.B8" chart:class="chart:scatter">
            <chart:domain table:cell-range-address="out.A1:out.A8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out.A1:out.A8</svg:desc>
                </draw:g>
              </table:table-cell>
              <table:table-cell office:value-type="float" office:value="453.240126994">
                <text:p>453.240126994</text:p>
                <draw:g>
                  <svg:desc>out.B1:out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10.206574367">
                <text:p>510.206574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665.039796133">
                <text:p>665.039796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877.045126832">
                <text:p>877.045126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105.80263864">
                <text:p>1105.80263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424.85032191">
                <text:p>1424.85032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816.57470853">
                <text:p>1816.57470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283.41795651">
                <text:p>2283.41795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